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0" manifest:media-type=""/>
  <manifest:file-entry manifest:full-path="ObjectReplacements/Object 9" manifest:media-type=""/>
  <manifest:file-entry manifest:full-path="Object 11" manifest:media-type="application/octet-stream"/>
  <manifest:file-entry manifest:full-path="Object 9" manifest:media-type="application/octet-stream"/>
  <manifest:file-entry manifest:full-path="Object 10" manifest:media-type="application/octet-stream"/>
  <manifest:file-entry manifest:full-path="ObjectReplacements/Object 12" manifest:media-type=""/>
  <manifest:file-entry manifest:full-path="Object 12" manifest:media-type="application/octet-stream"/>
  <manifest:file-entry manifest:full-path="ObjectReplacements/Object 14" manifest:media-type=""/>
  <manifest:file-entry manifest:full-path="Object 14" manifest:media-type="application/octet-stream"/>
  <manifest:file-entry manifest:full-path="ObjectReplacements/Object 13" manifest:media-type=""/>
  <manifest:file-entry manifest:full-path="Object 13" manifest:media-type="application/octet-stream"/>
  <manifest:file-entry manifest:full-path="ObjectReplacements/Object 11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 7" manifest:media-type="application/octet-stream"/>
  <manifest:file-entry manifest:full-path="ObjectReplacements/Object 6" manifest:media-type=""/>
  <manifest:file-entry manifest:full-path="Object 6" manifest:media-type="application/octet-stream"/>
  <manifest:file-entry manifest:full-path="ObjectReplacements/Object 5" manifest:media-type=""/>
  <manifest:file-entry manifest:full-path="Object 8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" style:parent-style-name="Основнойшрифтабзаца" style:family="text">
      <style:text-properties style:font-name-asian="Calibri" style:font-name-complex="Calibri"/>
    </style:style>
    <style:style style:name="T5" style:parent-style-name="Основнойшрифтабзаца" style:family="text">
      <style:text-properties style:font-name-asian="Calibri" style:font-name-complex="Calibri"/>
    </style:style>
    <style:style style:name="P6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" style:parent-style-name="Основнойшрифтабзаца" style:family="text">
      <style:text-properties style:font-name-asian="Calibri" style:font-name-complex="Calibri"/>
    </style:style>
    <style:style style:name="P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" style:parent-style-name="Основнойшрифтабзаца" style:family="text">
      <style:text-properties style:font-name-asian="Calibri" style:font-name-complex="Calibri"/>
    </style:style>
    <style:style style:name="P1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3" style:parent-style-name="Основнойшрифтабзаца" style:family="text">
      <style:text-properties style:font-name-asian="Calibri" style:font-name-complex="Calibri"/>
    </style:style>
    <style:style style:name="T14" style:parent-style-name="Основнойшрифтабзаца" style:family="text">
      <style:text-properties style:font-name-asian="Calibri" style:font-name-complex="Calibri"/>
    </style:style>
    <style:style style:name="P1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6" style:parent-style-name="Основнойшрифтабзаца" style:family="text">
      <style:text-properties style:font-name-asian="Calibri" style:font-name-complex="Calibri"/>
    </style:style>
    <style:style style:name="P1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8" style:parent-style-name="Основнойшрифтабзаца" style:family="text">
      <style:text-properties style:font-name-asian="Calibri" style:font-name-complex="Calibri"/>
    </style:style>
    <style:style style:name="T19" style:parent-style-name="Основнойшрифтабзаца" style:family="text">
      <style:text-properties style:font-name-asian="Calibri" style:font-name-complex="Calibri"/>
    </style:style>
    <style:style style:name="P2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2" style:parent-style-name="Основнойшрифтабзаца" style:family="text">
      <style:text-properties style:font-name-asian="Calibri" style:font-name-complex="Calibri"/>
    </style:style>
    <style:style style:name="P2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24" style:parent-style-name="Основнойшрифтабзаца" style:family="text">
      <style:text-properties style:font-name-asian="Calibri" style:font-name-complex="Calibri"/>
    </style:style>
    <style:style style:name="T2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26" style:parent-style-name="Основнойшрифтабзаца" style:family="text">
      <style:text-properties style:font-name-asian="Calibri" style:font-name-complex="Calibri"/>
    </style:style>
    <style:style style:name="T27" style:parent-style-name="Основнойшрифтабзаца" style:family="text">
      <style:text-properties style:font-name-asian="Calibri" style:font-name-complex="Calibri"/>
    </style:style>
    <style:style style:name="P2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29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3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3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37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3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3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0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41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background-color="#00FFFF"/>
    </style:style>
    <style:style style:name="T42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background-color="#00FFFF"/>
    </style:style>
    <style:style style:name="T4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6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4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4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49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50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5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5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58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5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6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6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3" style:parent-style-name="Основнойшрифтабзаца" style:family="text">
      <style:text-properties style:font-name-asian="Calibri" style:font-name-complex="Calibri"/>
    </style:style>
    <style:style style:name="P6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66" style:parent-style-name="Основнойшрифтабзаца" style:family="text">
      <style:text-properties style:font-name-asian="Calibri" style:font-name-complex="Calibri"/>
    </style:style>
    <style:style style:name="T67" style:parent-style-name="Основнойшрифтабзаца" style:family="text">
      <style:text-properties style:font-name-asian="Calibri" style:font-name-complex="Calibri"/>
    </style:style>
    <style:style style:name="P68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6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70" style:parent-style-name="Основнойшрифтабзаца" style:family="text">
      <style:text-properties style:font-name-asian="Calibri" style:font-name-complex="Calibri"/>
    </style:style>
    <style:style style:name="P71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73" style:parent-style-name="Основнойшрифтабзаца" style:family="text">
      <style:text-properties style:font-name-asian="Calibri" style:font-name-complex="Calibri"/>
    </style:style>
    <style:style style:name="P7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75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76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7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7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8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82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8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8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8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7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P8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89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9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3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4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9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98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9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0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0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4" style:parent-style-name="Основнойшрифтабзаца" style:family="text">
      <style:text-properties style:font-name-asian="Calibri" style:font-name-complex="Calibri"/>
    </style:style>
    <style:style style:name="T10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06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0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08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0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2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114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5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T116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P117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8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19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0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1" style:parent-style-name="Обычный" style:family="paragraph">
      <style:paragraph-properties fo:margin-bottom="0.1388in" fo:margin-left="0.3944in" fo:text-indent="-0.3944in">
        <style:tab-stops/>
      </style:paragraph-properties>
    </style:style>
    <style:style style:name="P122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123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P124" style:parent-style-name="Обычный" style:family="paragraph">
      <style:paragraph-properties fo:margin-bottom="0.1388in" fo:line-height="115%" fo:margin-left="0.3944in" fo:text-indent="-0.3944in">
        <style:tab-stops/>
      </style:paragraph-properties>
    </style:style>
    <style:style style:name="T125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26" style:parent-style-name="Обычный" style:list-style-name="LFO1" style:family="paragraph">
      <style:paragraph-properties fo:margin-bottom="0.1388in" fo:line-height="115%"/>
    </style:style>
    <style:style style:name="T12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28" style:parent-style-name="Обычный" style:list-style-name="LFO1" style:family="paragraph">
      <style:paragraph-properties fo:margin-bottom="0.1388in" fo:line-height="115%"/>
    </style:style>
    <style:style style:name="T129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30" style:parent-style-name="Обычный" style:family="paragraph">
      <style:paragraph-properties fo:margin-bottom="0.1388in" fo:line-height="115%" fo:margin-left="0.7888in">
        <style:tab-stops/>
      </style:paragraph-properties>
    </style:style>
    <style:style style:name="T131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32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33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34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P135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36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37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38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39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40" style:parent-style-name="Основнойшрифтабзаца" style:family="text">
      <style:text-properties style:font-name-asian="Calibri" style:font-name-complex="Calibri" fo:font-weight="bold" style:font-weight-asian="bold"/>
    </style:style>
    <style:style style:name="T141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42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43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144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T145" style:parent-style-name="Основнойшрифтабзаца" style:family="text">
      <style:text-properties style:font-name="Lucida Console" style:font-name-asian="Lucida Console" style:font-name-complex="Lucida Console" fo:font-size="9pt" style:font-size-asian="9pt"/>
    </style:style>
    <style:style style:name="T146" style:parent-style-name="Основнойшрифтабзаца" style:family="text">
      <style:text-properties style:font-name="Lucida Console" style:font-name-asian="Lucida Console" style:font-name-complex="Lucida Console" fo:font-size="9pt" style:font-size-asian="9pt" fo:language="en" fo:country="US"/>
    </style:style>
    <style:style style:name="P147" style:parent-style-name="Обычный" style:family="paragraph">
      <style:paragraph-properties fo:margin-bottom="0.1388in" fo:line-height="115%" fo:margin-left="0.2958in">
        <style:tab-stops/>
      </style:paragraph-properties>
    </style:style>
    <style:style style:name="T148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T149" style:parent-style-name="Основнойшрифтабзаца" style:family="text">
      <style:text-properties style:font-name-asian="Calibri" style:font-name-complex="Calibri" fo:font-weight="bold" style:font-weight-asian="bold" fo:language="en" fo:country="US"/>
    </style:style>
    <style:style style:name="P150" style:parent-style-name="Обычный" style:family="paragraph">
      <style:paragraph-properties fo:margin-bottom="0.1388in" fo:line-height="115%"/>
      <style:text-properties fo:language="en" fo:country="US"/>
    </style:style>
    <style:style style:name="P151" style:parent-style-name="Обычный" style:family="paragraph">
      <style:paragraph-properties fo:margin-bottom="0.1388in" fo:line-height="115%"/>
      <style:text-properties fo:language="en" fo:country="US"/>
    </style:style>
    <style:style style:name="P152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53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54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55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56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name="P157" style:parent-style-name="Обычный" style:family="paragraph">
      <style:paragraph-properties fo:margin-bottom="0.1388in" fo:line-height="115%" fo:margin-left="0.3944in" fo:text-indent="-0.3944in">
        <style:tab-stops/>
      </style:paragraph-properties>
      <style:text-properties fo:language="en" fo:country="US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истемы контроля версий на примере Git</text:span></text:p>
      <text:p text:style-name="P3"><text:span text:style-name="T4">Системы контроля версий помагают нам хранить всю историю изменний, которые мы проводили в нашем проекте и это удобно тем,что когда мы обнаружили какую -то ошибку <text:s/>мы в любой момент сможет откатится на предудущую<text:s/></text:span><text:span text:style-name="T5">версию проекта и не нужно переписывать весь код.</text:span></text:p>
      <text:p text:style-name="P6"><text:span text:style-name="T7">В git есть так называемая master ветка.</text:span></text:p>
      <text:p text:style-name="P8"><text:span text:style-name="T9">MASTER ветка<text:s/></text:span><text:span text:style-name="T10">это какой-то промежуток времени работы над нашим проектом и каждые измения в коде отображаются точкой на нашей Master ветке.</text:span></text:p>
      <text:p text:style-name="P11"><text:span text:style-name="T12">Соmmit-<text:s/></text:span><text:span text:style-name="T13">это те самые точки<text:s/></text:span><text:span text:style-name="T14"><text:s/>из на нашей master ветки.</text:span></text:p>
      <text:p text:style-name="P15"><text:span text:style-name="T16">Измения которые мы можем проводить - добавление строчки кода, удалять какие-то файлы.</text:span></text:p>
      <text:p text:style-name="P17"><text:span text:style-name="T18">Для работы над каким-то commitom программист создает клон ветки , чтобы эталон наш в мастер ветке остался без изменений, послетого как програ</text:span><text:span text:style-name="T19">ммист <text:s/>выполнит работу и заливает его в master ветку.</text:span></text:p>
      <text:p text:style-name="P20"><text:span text:style-name="T21">Репозиторий-<text:s/></text:span><text:span text:style-name="T22">по сути это весь наш проект (Master ветки и dev ветки.)</text:span></text:p>
      <text:p text:style-name="P23"><text:span text:style-name="T24">GIT-<text:s/></text:span><text:span text:style-name="T25">распрделенная система контроля версий.<text:s/></text:span><text:span text:style-name="T26">Это значит, что в любой момент времени можно загрузить себе на локальный компьютер код и<text:s/></text:span><text:span text:style-name="T27">работать с ним.</text:span></text:p>
      <text:p text:style-name="P28"/>
      <text:p text:style-name="P29"/>
      <text:p text:style-name="P30"><text:span text:style-name="T31">Глобальные настройки</text:span></text:p>
      <text:p text:style-name="P32"><text:span text:style-name="T33"><text:s/>git config --global user.name "ввести имя как на github "</text:span></text:p>
      <text:p text:style-name="P34"><text:span text:style-name="T35">git config --global user.email "ввести email при регистрации на git hub"</text:span></text:p>
      <text:p text:style-name="P36"><draw:frame draw:z-index="251658240" draw:id="id0" draw:style-name="a0" draw:name="Picture 1" text:anchor-type="as-char" svg:x="0in" svg:y="0in" svg:width="5.77083in" svg:height="3.70833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7"/>
      <text:p text:style-name="P38"><text:span text:style-name="T39">Проверка глобальных настроек производится с помошью команды</text:span></text:p>
      <text:p text:style-name="P40"><text:span text:style-name="T41">gi</text:span><text:span text:style-name="T42">t config<text:s/></text:span><text:span text:style-name="T43">--необходимо для проверки, что наши данные внесены.</text:span></text:p>
      <text:p text:style-name="P44"><draw:frame draw:z-index="251658240" draw:id="id1" draw:style-name="a1" draw:name="Picture 2" text:anchor-type="as-char" svg:x="0in" svg:y="0in" svg:width="5.15625in" svg:height="2.75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5"><text:span text:style-name="T46">git init-инициализация пустого gitрепозитория. необходима для удалении, <text:s/>копировании файлов.(команда делается в той папке, где будет лежать проект)</text:span></text:p>
      <text:p text:style-name="P47"><draw:frame draw:z-index="251658240" draw:id="id2" draw:style-name="a2" draw:name="Picture 3" text:anchor-type="as-char" svg:x="0in" svg:y="0in" svg:width="3.85417in" svg:height="0.59375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8"><text:span text:style-name="T49">при</text:span><text:span text:style-name="T50"><text:s/>этом папка в рабочем проекте скрыта</text:span></text:p>
      <text:p text:style-name="P51"><draw:frame draw:z-index="251658240" draw:id="id3" draw:style-name="a3" draw:name="Picture 4" text:anchor-type="as-char" svg:x="0in" svg:y="0in" svg:width="5.77083in" svg:height="2.04167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2"><text:span text:style-name="T53">Основные команды</text:span></text:p>
      <text:p text:style-name="P54"><text:span text:style-name="T55">$ git --version</text:span></text:p>
      <text:p text:style-name="P56"><draw:frame draw:z-index="251658240" draw:id="id4" draw:style-name="a4" draw:name="Picture 5" text:anchor-type="as-char" svg:x="0in" svg:y="0in" svg:width="3.61458in" svg:height="0.66667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57"><text:span text:style-name="T58">git help- так называемый справочник команд.</text:span></text:p>
      <text:p text:style-name="P59"><draw:frame draw:z-index="251658240" draw:id="id5" draw:style-name="a5" draw:name="Picture 6" text:anchor-type="as-char" svg:x="0in" svg:y="0in" svg:width="5.77083in" svg:height="3.3125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60"/>
      <text:p text:style-name="P61"><text:span text:style-name="T62">git commit</text:span><text:span text:style-name="T63">- команда для совершения коммита.</text:span></text:p>
      <text:p text:style-name="P64"><text:span text:style-name="T65">git branch newImage</text:span><text:span text:style-name="T66">- Создание <text:s/></text:span><text:span text:style-name="T67">ветки с именем newImage</text:span></text:p>
      <text:p text:style-name="P68"><text:span text:style-name="T69">git checkout [name]<text:s/></text:span><text:span text:style-name="T70">- команда для выбора ветки</text:span></text:p>
      <text:p text:style-name="P71"><text:span text:style-name="T72">git checkout -b [yourbranchname]<text:s/></text:span><text:span text:style-name="T73">создать новую ветку и переключиться на неё</text:span></text:p>
      <text:p text:style-name="P74"/>
      <text:p text:style-name="P75"><text:span text:style-name="T76">Создаем репозиторрий на Githab.</text:span></text:p>
      <text:p text:style-name="P77"><draw:frame draw:z-index="251658240" draw:id="id6" draw:style-name="a6" draw:name="Picture 7" text:anchor-type="as-char" svg:x="0in" svg:y="0in" svg:width="5.77083in" svg:height="2.76042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78"><draw:frame draw:z-index="251658240" draw:id="id7" draw:style-name="a7" draw:name="Picture 8" text:anchor-type="as-char" svg:x="0in" svg:y="0in" svg:width="5.77083in" svg:height="4.60417in" style:rel-width="scale" style:rel-height="scale"><draw:object-ole draw:class-id="00000316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79"/>
      <text:p text:style-name="P80"><text:span text:style-name="T81">Далее необходимо клонировать н</text:span><text:span text:style-name="T82">аш репозиторий на локальную машину</text:span></text:p>
      <text:p text:style-name="P83"><text:span text:style-name="T84">(можно делать через git bash командой<text:s/></text:span><text:span text:style-name="T85"><text:s/></text:span></text:p>
      <text:p text:style-name="P86"><text:span text:style-name="T87">git clone git@github.com:Annett-2601/theory.git</text:span></text:p>
      <text:p text:style-name="P88"><text:span text:style-name="T89"><text:s/></text:span><text:span text:style-name="T90">ссылку берем <text:s/>)</text:span></text:p>
      <text:p text:style-name="P91"><draw:frame draw:z-index="251658240" draw:id="id8" draw:style-name="a8" draw:name="Picture 9" text:anchor-type="as-char" svg:x="0in" svg:y="0in" svg:width="5.77083in" svg:height="3.42708in" style:rel-width="scale" style:rel-height="scale"><draw:object-ole draw:class-id="00000316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92"/>
      <text:p text:style-name="P93"><draw:frame draw:z-index="251658240" draw:id="id9" draw:style-name="a9" draw:name="Picture 10" text:anchor-type="as-char" svg:x="0in" svg:y="0in" svg:width="4.82292in" svg:height="1.20833in" style:rel-width="scale" style:rel-height="scale"><draw:object-ole draw:class-id="00000316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94"><text:span text:style-name="T95">Добавляем файл в наш локальный репозиторий</text:span></text:p>
      <text:p text:style-name="P96"><draw:frame draw:z-index="251658240" draw:id="id10" draw:style-name="a10" draw:name="Picture 11" text:anchor-type="as-char" svg:x="0in" svg:y="0in" svg:width="5.77083in" svg:height="2.875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P97"><text:span text:style-name="T98">Проверяем <text:s/>статус командой</text:span></text:p>
      <text:p text:style-name="P99"><text:span text:style-name="T100">git status</text:span></text:p>
      <text:p text:style-name="P101"><draw:frame draw:z-index="251658240" draw:id="id11" draw:style-name="a11" draw:name="Picture 12" text:anchor-type="as-char" svg:x="0in" svg:y="0in" svg:width="5.70833in" svg:height="3.45833in" style:rel-width="scale" style:rel-height="scale"><draw:object-ole draw:class-id="00000316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P102"><text:span text:style-name="T103">Далее даем<text:s/></text:span><text:span text:style-name="T104">понять нашей<text:s/></text:span><text:span text:style-name="T105">системе , что этот файл существует.</text:span></text:p>
      <text:p text:style-name="P106"><text:span text:style-name="T107">через команду<text:s/></text:span><text:span text:style-name="T108"><text:s/>git add Git.odt, где Git.odt это название файла</text:span></text:p>
      <text:p text:style-name="P109"/>
      <text:p text:style-name="P110"><draw:frame draw:z-index="251658240" draw:id="id12" draw:style-name="a12" draw:name="Picture 13" text:anchor-type="as-char" svg:x="0in" svg:y="0in" svg:width="3.67708in" svg:height="0.5in" style:rel-width="scale" style:rel-height="scale"><draw:object-ole draw:class-id="00000316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P111"/>
      <text:p text:style-name="P112"><text:span text:style-name="T113">Коммитим <text:s/>наш файл командой <text:s text:c="9"/>git commit<text:s/></text:span><text:span text:style-name="T114">-m "Theory", где "Theory" это комментарий<text:s/></text:span></text:p>
      <text:p text:style-name="P115"><text:span text:style-name="T116">е "</text:span></text:p>
      <text:p text:style-name="P117"/>
      <text:p text:style-name="P118"><draw:frame draw:z-index="251658240" draw:id="id13" draw:style-name="a13" draw:name="Picture 14" text:anchor-type="as-char" svg:x="0in" svg:y="0in" svg:width="5.86458in" svg:height="2.0625in" style:rel-width="scale" style:rel-height="scale"><draw:object-ole draw:class-id="00000316-0000-0000-C000-000000000046" xlink:href="Object 14" xlink:type="simple" xlink:show="embed" xlink:actuate="onLoad"/><draw:image xlink:href="ObjectReplacements/Object 14" xlink:type="simple" xlink:show="embed" xlink:actuate="onLoad"/><svg:title/><svg:desc/></draw:frame></text:p>
      <text:p text:style-name="P119"/>
      <text:p text:style-name="P120"/>
      <text:p text:style-name="P121"/>
      <text:p text:style-name="P122"/>
      <text:p text:style-name="P123"/>
      <text:p text:style-name="P124"><text:span text:style-name="T125">Как добавить изменения в файл проекта.</text:span></text:p>
      <text:list text:style-name="LFO1" text:continue-numbering="true">
        <text:list-item>
          <text:p text:style-name="P126"><text:span text:style-name="T127">Создаем файл в текущей папке ( Можно через GITBASH командой touch )</text:span></text:p>
        </text:list-item>
        <text:list-item>
          <text:p text:style-name="P128"><text:span text:style-name="T129">Добовляем файл к системе Githab командой</text:span></text:p>
        </text:list-item>
      </text:list>
      <text:p text:style-name="P130"><text:span text:style-name="T131">git add имя файла.</text:span></text:p>
      <text:p text:style-name="P132"><text:span text:style-name="T133">3. закомитить</text:span><text:span text:style-name="T134"><text:s/>файл в систему командой <text:s/></text:span></text:p>
      <text:p text:style-name="P135"><text:span text:style-name="T136"><text:tab/></text:span><text:span text:style-name="T137"><text:tab/><text:s/></text:span><text:span text:style-name="T138">commit<text:s/></text:span><text:span text:style-name="T139"><text:s text:c="3"/></text:span><text:span text:style-name="T140">или</text:span><text:span text:style-name="T141"><text:s/>commit <text:s/>-m <text:s/></text:span><text:span text:style-name="T142"><text:s/>commit -m '</text:span><text:span text:style-name="T143">краткое</text:span><text:span text:style-name="T144"><text:s/></text:span><text:span text:style-name="T145">описание</text:span><text:span text:style-name="T146">'</text:span></text:p>
      <text:p text:style-name="P147"><text:span text:style-name="T148"><text:tab/></text:span><text:span text:style-name="T149"><text:tab/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osfer</meta:initial-creator>
    <dc:creator>Nosfer</dc:creator>
    <meta:creation-date>2021-04-01T16:56:00Z</meta:creation-date>
    <dc:date>2021-04-01T16:56:00Z</dc:date>
    <meta:template xlink:href="Normal" xlink:type="simple"/>
    <meta:editing-cycles>2</meta:editing-cycles>
    <meta:editing-duration>PT0S</meta:editing-duration>
    <meta:document-statistic meta:page-count="7" meta:paragraph-count="5" meta:word-count="432" meta:character-count="2895" meta:row-count="20" meta:non-whitespace-character-count="2468"/>
  </office:meta>
</office:document-meta>
</file>